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fo:min-height="0.563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.129cm" fo:min-width="0.13cm"/>
    </style:style>
    <style:style style:name="gr9" style:family="graphic" style:parent-style-name="objectwithoutfill">
      <style:graphic-properties draw:fill="bitmap" draw:textarea-vertical-align="middl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129cm" fo:min-width="0.132cm"/>
    </style:style>
    <style:style style:name="gr11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709cm" fo:min-width="1.998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709cm" fo:min-width="2.1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0.133cm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1.088cm" fo:min-width="0.839cm"/>
      <style:paragraph-properties style:writing-mode="lr-tb"/>
    </style:style>
    <style:style style:name="gr17" style:family="graphic" style:parent-style-name="objectwithoutfill">
      <style:graphic-properties draw:fill="bitmap" draw:fill-color="#729fc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68cm"/>
      <style:paragraph-properties style:writing-mode="lr-tb"/>
    </style:style>
    <style:style style:name="gr20" style:family="graphic" style:parent-style-name="standard">
      <style:graphic-properties draw:stroke="none" draw:fill="none" draw:fill-color="#729fcf" fo:min-height="0.9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67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bitmap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solid" draw:fill-color="#ffffff" draw:gradient-step-count="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fo:language="en" fo:country="GB"/>
    </style:style>
    <style:style style:name="P11" style:family="paragraph">
      <loext:graphic-properties draw:fill="solid" draw:fill-color="#729fcf"/>
      <style:paragraph-properties fo:text-align="center" style:writing-mode="lr-tb"/>
      <style:text-properties fo:language="en" fo:country="GB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4" style:family="paragraph">
      <loext:graphic-properties draw:fill="none" draw:fill-color="#729fcf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fo:language="en" fo:country="GB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g>
          <draw:line draw:style-name="gr2" draw:text-style-name="P2" draw:layer="layout" svg:x1="8.104cm" svg:y1="3.715cm" svg:x2="9.618cm" svg:y2="3.715cm">
            <text:p/>
          </draw:line>
          <draw:line draw:style-name="gr2" draw:text-style-name="P2" draw:layer="layout" svg:x1="8.104cm" svg:y1="4.408cm" svg:x2="9.618cm" svg:y2="4.408cm">
            <text:p/>
          </draw:line>
          <draw:line draw:style-name="gr2" draw:text-style-name="P2" draw:layer="layout" svg:x1="8.836cm" svg:y1="5.518cm" svg:x2="8.844cm" svg:y2="4.403cm">
            <text:p/>
          </draw:line>
          <draw:line draw:style-name="gr2" draw:text-style-name="P2" draw:layer="layout" svg:x1="8.836cm" svg:y1="3.731cm" svg:x2="8.844cm" svg:y2="2.616cm">
            <text:p/>
          </draw:line>
        </draw:g>
        <draw:connector draw:style-name="gr3" draw:text-style-name="P3" draw:layer="layout" svg:x1="3.223cm" svg:y1="1.695cm" svg:x2="9.704cm" svg:y2="1.655cm" draw:start-shape="id1" draw:start-glue-point="0" svg:d="M3223 1695h3493v-40h2988" svg:viewBox="0 0 6482 41">
          <text:p/>
        </draw:connector>
        <draw:connector draw:style-name="gr4" draw:text-style-name="P4" draw:layer="layout" draw:type="line" svg:x1="6.894cm" svg:y1="2.869cm" svg:x2="6.891cm" svg:y2="1.655cm" svg:d="M6894 2869l-3-1214" svg:viewBox="0 0 4 1215">
          <text:p/>
        </draw:connector>
        <draw:custom-shape draw:style-name="gr5" draw:text-style-name="P5" xml:id="id2" draw:id="id2" draw:layer="layout" svg:width="0.126cm" svg:height="0.134cm" draw:transform="rotate (0.822224610614529) translate (15.585cm 1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5.611cm" svg:y1="1.643cm" svg:x2="12.204cm" svg:y2="1.619cm" draw:start-shape="id2" draw:start-glue-point="5" draw:end-shape="id3" draw:end-glue-point="1" svg:d="M15611 1643l-3407-24" svg:viewBox="0 0 3408 25">
          <text:p/>
        </draw:connector>
        <draw:frame draw:style-name="gr7" draw:text-style-name="P6" xml:id="id4" draw:id="id4" draw:layer="layout" svg:width="1.035cm" svg:height="0.813cm" svg:x="13.4cm" svg:y="4.352cm">
          <draw:text-box>
            <text:p><text:span text:style-name="T2">...</text:span></text:p>
          </draw:text-box>
        </draw:frame>
        <draw:custom-shape draw:style-name="gr8" draw:text-style-name="P5" xml:id="id7" draw:id="id7" draw:layer="layout" svg:width="1.26cm" svg:height="1.136cm" draw:transform="rotate (-3.1407199889638) translate (14.421cm 4.3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4.409cm" svg:y1="4.323cm" svg:x2="13.148cm" svg:y2="4.323cm">
          <text:p/>
        </draw:line>
        <draw:custom-shape draw:style-name="gr8" draw:text-style-name="P5" xml:id="id5" draw:id="id5" draw:layer="layout" svg:width="1.26cm" svg:height="1.136cm" draw:transform="rotate (-3.1407199889638) translate (14.421cm 6.3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4.409cm" svg:y1="6.341cm" svg:x2="13.148cm" svg:y2="6.341cm">
          <text:p/>
        </draw:line>
        <draw:connector draw:style-name="gr9" draw:text-style-name="P4" draw:layer="layout" draw:type="line" svg:x1="13.917cm" svg:y1="4.352cm" svg:x2="13.917cm" svg:y2="4.352cm" draw:start-shape="id4" draw:end-shape="id4" svg:d="M13917 4352z" svg:viewBox="0 0 1 1">
          <text:p/>
        </draw:connector>
        <draw:line draw:style-name="gr4" draw:text-style-name="P4" draw:layer="layout" svg:x1="13.793cm" svg:y1="4.32cm" svg:x2="13.793cm" svg:y2="4.673cm">
          <text:p/>
        </draw:line>
        <draw:line draw:style-name="gr4" draw:text-style-name="P4" draw:layer="layout" svg:x1="13.793cm" svg:y1="4.875cm" svg:x2="13.793cm" svg:y2="5.203cm">
          <text:p/>
        </draw:line>
        <draw:connector draw:style-name="gr4" draw:text-style-name="P4" draw:layer="layout" draw:type="line" svg:x1="13.79cm" svg:y1="6.341cm" svg:x2="13.788cm" svg:y2="6.607cm" draw:start-shape="id5" draw:start-glue-point="4" svg:d="M13790 6341l-2 266" svg:viewBox="0 0 3 267">
          <text:p/>
        </draw:connector>
        <draw:line draw:style-name="gr4" draw:text-style-name="P4" draw:layer="layout" svg:x1="6.881cm" svg:y1="5.416cm" svg:x2="6.881cm" svg:y2="6.602cm">
          <text:p/>
        </draw:line>
        <draw:line draw:style-name="gr4" draw:text-style-name="P4" draw:layer="measurelines" svg:x1="8.836cm" svg:y1="5.266cm" svg:x2="8.836cm" svg:y2="6.603cm">
          <text:p/>
        </draw:line>
        <draw:line draw:style-name="gr4" draw:text-style-name="P4" draw:layer="measurelines" svg:x1="8.849cm" svg:y1="2.617cm" svg:x2="8.849cm" svg:y2="1.658cm">
          <text:p/>
        </draw:line>
        <draw:connector draw:style-name="gr4" draw:text-style-name="P4" draw:layer="measurelines" draw:type="line" svg:x1="13.792cm" svg:y1="1.923cm" svg:x2="13.789cm" svg:y2="1.653cm" draw:start-shape="id6" draw:start-glue-point="7" svg:d="M13792 1923l-3-270" svg:viewBox="0 0 4 271">
          <text:p/>
        </draw:connector>
        <draw:custom-shape draw:style-name="gr5" draw:text-style-name="P5" xml:id="id8" draw:id="id8" draw:layer="measurelines" svg:width="0.125cm" svg:height="0.133cm" draw:transform="skewX (0.00750491578357568) rotate (0.822224610614529) translate (15.578cm 6.6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6" draw:id="id6" draw:layer="layout" svg:width="1.262cm" svg:height="1.136cm" draw:transform="skewX (-0.000872664625997165) rotate (-3.1407199889638) translate (14.425cm 3.0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measurelines" draw:type="line" svg:x1="13.792cm" svg:y1="3.059cm" svg:x2="13.79cm" svg:y2="3.187cm" draw:start-shape="id6" draw:start-glue-point="4" draw:end-shape="id7" draw:end-glue-point="7" svg:d="M13792 3059l-2 128" svg:viewBox="0 0 3 129">
          <text:p/>
        </draw:connector>
        <draw:line draw:style-name="gr6" draw:text-style-name="P4" draw:layer="layout" svg:x1="14.411cm" svg:y1="3.059cm" svg:x2="13.15cm" svg:y2="3.059cm">
          <text:p/>
        </draw:line>
        <draw:custom-shape draw:style-name="gr11" draw:text-style-name="P7" draw:layer="measurelines" svg:width="0.33cm" svg:height="0.153cm" svg:x="1.135cm" svg:y="4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measurelines" svg:width="0.393cm" svg:height="0.152cm" svg:x="1.115cm" svg:y="4.5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" draw:id="id3" draw:layer="layout" svg:width="2.498cm" svg:height="0.959cm" svg:x="9.706cm" svg:y="1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623cm" svg:height="0.959cm" draw:transform="rotate (1.5707963267949) translate (6.427cm 5.378cm)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0.633cm" svg:height="1.498cm" svg:x="6.78cm" svg:y="4.369cm">
          <draw:text-box>
            <text:p/>
          </draw:text-box>
        </draw:frame>
        <draw:connector draw:style-name="gr15" draw:text-style-name="P9" draw:layer="layout" svg:x1="15.604cm" svg:y1="6.607cm" svg:x2="3.223cm" svg:y2="6.614cm" draw:start-shape="id8" draw:start-glue-point="5" draw:end-shape="id9" draw:end-glue-point="2" svg:d="M15604 6607h-6190v7h-6191" svg:viewBox="0 0 12382 8">
          <text:p/>
        </draw:connector>
        <draw:custom-shape draw:style-name="gr16" draw:text-style-name="P11" draw:layer="layout" svg:width="1.893cm" svg:height="1.892cm" svg:x="2.339cm" svg:y="2.83cm">
          <text:p text:style-name="P10"><text:span text:style-name="T3">+</text:span></text:p>
          <text:p text:style-name="P10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xml:id="id1" draw:id="id1" draw:layer="layout" svg:x1="3.223cm" svg:y1="1.695cm" svg:x2="3.223cm" svg:y2="2.956cm">
          <text:p/>
        </draw:line>
        <draw:line draw:style-name="gr17" draw:text-style-name="P12" xml:id="id9" draw:id="id9" draw:layer="layout" svg:x1="3.223cm" svg:y1="4.722cm" svg:x2="3.223cm" svg:y2="6.614cm">
          <text:p/>
        </draw:line>
        <draw:custom-shape draw:style-name="gr5" draw:text-style-name="P5" draw:layer="layout" svg:width="0.126cm" svg:height="0.134cm" draw:transform="rotate (0.822224610614529) translate (6.755cm 1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0.555cm" svg:height="0.717cm" svg:x="15.345cm" svg:y="1.017cm">
          <draw:text-box>
            <text:p><text:span text:style-name="T5">5</text:span></text:p>
          </draw:text-box>
        </draw:frame>
        <draw:frame draw:style-name="gr19" draw:text-style-name="P13" draw:layer="layout" svg:width="0.554cm" svg:height="0.718cm" svg:x="15.339cm" svg:y="5.975cm">
          <draw:text-box>
            <text:p><text:span text:style-name="T5">0</text:span></text:p>
          </draw:text-box>
        </draw:frame>
        <draw:frame draw:style-name="gr18" draw:text-style-name="P13" draw:layer="layout" svg:width="0.555cm" svg:height="0.717cm" svg:x="6.452cm" svg:y="0.978cm">
          <draw:text-box>
            <text:p><text:span text:style-name="T5">4</text:span></text:p>
          </draw:text-box>
        </draw:frame>
        <draw:frame draw:style-name="gr20" draw:text-style-name="P14" draw:layer="layout" svg:width="1.327cm" svg:height="1.219cm" svg:x="5.175cm" svg:y="3.209cm">
          <draw:text-box>
            <text:p><text:span text:style-name="T6">R</text:span><text:span text:style-name="T7">1</text:span></text:p>
          </draw:text-box>
        </draw:frame>
        <draw:frame draw:style-name="gr21" draw:text-style-name="P16" draw:layer="layout" svg:width="1.564cm" svg:height="1.928cm" svg:x="10.236cm" svg:y="0.198cm">
          <draw:text-box>
            <text:p text:style-name="P15"><text:span text:style-name="T6">R</text:span><text:span text:style-name="T7">2</text:span></text:p>
          </draw:text-box>
        </draw:frame>
        <draw:frame draw:style-name="gr22" draw:text-style-name="P8" draw:layer="layout" svg:width="1.186cm" svg:height="1.182cm" svg:x="9.404cm" svg:y="4.423cm">
          <draw:text-box>
            <text:p><text:span text:style-name="T6">C</text:span></text:p>
          </draw:text-box>
        </draw:frame>
        <draw:frame draw:style-name="gr19" draw:text-style-name="P17" draw:layer="layout" svg:width="1.312cm" svg:height="0.718cm" svg:x="14.588cm" svg:y="2.076cm">
          <draw:text-box>
            <text:p><text:span text:style-name="T8">X</text:span><text:span text:style-name="T5"> 18</text:span></text:p>
          </draw:text-box>
        </draw:frame>
        <draw:frame draw:style-name="gr23" draw:text-style-name="P16" draw:layer="layout" svg:width="2.27cm" svg:height="1.387cm" svg:x="0.7cm" svg:y="3.083cm">
          <draw:text-box>
            <text:p><text:span text:style-name="T6">v</text:span><text:span text:style-name="T7">S</text:span><text:span text:style-name="T9">(t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3:39:26.302969833</dc:date>
    <meta:editing-duration>PT3H32M47S</meta:editing-duration>
    <meta:editing-cycles>25</meta:editing-cycles>
    <meta:generator>LibreOffice/6.4.7.2$Linux_X86_64 LibreOffice_project/40$Build-2</meta:generator>
    <meta:document-statistic meta:object-count="45"/>
  </office:meta>
</office:document-meta>
</file>